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5" draw:id="id5" draw:layer="layout" svg:width="3.5cm" svg:height="2.5cm" svg:x="12cm" svg:y="1.5cm">
          <text:p text:style-name="P1">Wait</text:p>
        </draw:rect>
        <draw:rect draw:style-name="gr1" draw:text-style-name="P1" xml:id="id1" draw:id="id1" draw:layer="layout" svg:width="3.5cm" svg:height="2.5cm" svg:x="7.5cm" svg:y="9cm">
          <text:p text:style-name="P1">Outside </text:p>
          <text:p text:style-name="P1">Lights on</text:p>
        </draw:rect>
        <draw:rect draw:style-name="gr1" draw:text-style-name="P1" xml:id="id2" draw:id="id2" draw:layer="layout" svg:width="3.5cm" svg:height="2.5cm" svg:x="16.5cm" svg:y="9cm">
          <text:p text:style-name="P1">Inside</text:p>
          <text:p text:style-name="P1">Lights on</text:p>
        </draw:rect>
        <draw:line draw:style-name="gr2" draw:text-style-name="P1" draw:layer="layout" svg:x1="12.5cm" svg:y1="4cm" svg:x2="11cm" svg:y2="9cm">
          <text:p/>
        </draw:line>
        <draw:line draw:style-name="gr2" draw:text-style-name="P1" draw:layer="layout" svg:x1="15cm" svg:y1="4cm" svg:x2="16.5cm" svg:y2="9cm">
          <text:p/>
        </draw:line>
        <draw:line draw:style-name="gr3" draw:text-style-name="P1" draw:layer="layout" svg:x1="7cm" svg:y1="7cm" svg:x2="11.5cm" svg:y2="7cm">
          <text:p text:style-name="P1"><text:span text:style-name="T1">NeedOutLights</text:span></text:p>
          <text:p text:style-name="P1"><text:span text:style-name="T1">TurnOnOut</text:span></text:p>
        </draw:line>
        <draw:line draw:style-name="gr3" draw:text-style-name="P1" draw:layer="layout" svg:x1="16cm" svg:y1="7cm" svg:x2="20cm" svg:y2="7cm">
          <text:p text:style-name="P1"><text:span text:style-name="T1">NeedInsidelight</text:span></text:p>
          <text:p text:style-name="P1"><text:span text:style-name="T1">TurnOnInside</text:span></text:p>
        </draw:line>
        <draw:rect draw:style-name="gr1" draw:text-style-name="P1" xml:id="id6" draw:id="id6" draw:layer="layout" svg:width="3.5cm" svg:height="2.5cm" svg:x="8cm" svg:y="16.5cm">
          <text:p text:style-name="P1">Outside </text:p>
          <text:p text:style-name="P1">Lights off</text:p>
        </draw:rect>
        <draw:rect draw:style-name="gr1" draw:text-style-name="P1" xml:id="id4" draw:id="id4" draw:layer="layout" svg:width="3.5cm" svg:height="2.5cm" svg:x="15.5cm" svg:y="16.5cm">
          <text:p text:style-name="P1">Inside </text:p>
          <text:p text:style-name="P1">Lights off</text:p>
        </draw:rect>
        <draw:line draw:style-name="gr2" draw:text-style-name="P1" draw:layer="layout" svg:x1="13.5cm" svg:y1="4cm" svg:x2="11.5cm" svg:y2="16.5cm">
          <text:p/>
        </draw:line>
        <draw:line draw:style-name="gr2" draw:text-style-name="P1" draw:layer="layout" svg:x1="14cm" svg:y1="4cm" svg:x2="15.5cm" svg:y2="16.5cm">
          <text:p/>
        </draw:line>
        <draw:line draw:style-name="gr3" draw:text-style-name="P2" draw:layer="layout" svg:x1="7.5cm" svg:y1="14cm" svg:x2="12cm" svg:y2="14cm">
          <text:p text:style-name="P1"><text:span text:style-name="T1">NotNeedOutLights</text:span></text:p>
          <text:p text:style-name="P1"><text:span text:style-name="T1">TurnOffOut</text:span></text:p>
        </draw:line>
        <draw:line draw:style-name="gr3" draw:text-style-name="P2" draw:layer="layout" svg:x1="15cm" svg:y1="14cm" svg:x2="19.5cm" svg:y2="14cm">
          <text:p text:style-name="P1"><text:span text:style-name="T1">NotNeedInLights</text:span></text:p>
          <text:p text:style-name="P1"><text:span text:style-name="T1">TurnOffIn</text:span></text:p>
        </draw:line>
        <draw:connector draw:style-name="gr4" draw:text-style-name="P1" draw:layer="layout" draw:type="lines" draw:line-skew="-0.999cm" svg:x1="7.5cm" svg:y1="10.25cm" svg:x2="5.894cm" svg:y2="2.814cm" draw:start-shape="id1" draw:start-glue-point="3" svg:d="m7500 10250h-1500l-106-7436v0">
          <text:p/>
        </draw:connector>
        <draw:line draw:style-name="gr3" draw:text-style-name="P2" draw:layer="layout" svg:x1="2cm" svg:y1="6.5cm" svg:x2="6cm" svg:y2="6.5cm">
          <text:p text:style-name="P1"><text:span text:style-name="T1">OutsideLightsOn</text:span></text:p>
        </draw:line>
        <draw:connector draw:style-name="gr4" draw:text-style-name="P1" draw:layer="layout" svg:x1="20cm" svg:y1="10.25cm" svg:x2="17cm" svg:y2="2.5cm" draw:start-shape="id2" draw:start-glue-point="1" draw:end-shape="id3" draw:end-glue-point="1" svg:d="m20000 10250h501v-7750h-3501">
          <text:p/>
        </draw:connector>
        <draw:line draw:style-name="gr3" draw:text-style-name="P2" draw:layer="layout" svg:x1="20.5cm" svg:y1="7cm" svg:x2="25.5cm" svg:y2="7cm">
          <text:p text:style-name="P1"><text:span text:style-name="T1">InsideLightsOn</text:span></text:p>
        </draw:line>
        <draw:connector draw:style-name="gr2" draw:text-style-name="P1" draw:layer="layout" draw:line-skew="6.999cm" svg:x1="19cm" svg:y1="17.75cm" svg:x2="15.5cm" svg:y2="2.75cm" draw:start-shape="id4" draw:start-glue-point="1" draw:end-shape="id5" svg:d="m19000 17750h7500v-15000h-11000">
          <text:p/>
        </draw:connector>
        <draw:connector draw:style-name="gr2" draw:text-style-name="P1" draw:layer="layout" draw:line-skew="-6.499cm" svg:x1="8cm" svg:y1="17.75cm" svg:x2="12cm" svg:y2="2.75cm" draw:start-shape="id6" draw:start-glue-point="3" draw:end-shape="id5" draw:end-glue-point="3" svg:d="m8000 17750h-7000v-15000h11000">
          <text:p/>
        </draw:connector>
        <draw:line draw:style-name="gr2" draw:text-style-name="P1" draw:layer="layout" svg:x1="6cm" svg:y1="3cm" svg:x2="12cm" svg:y2="3cm">
          <text:p/>
        </draw:line>
        <draw:line draw:style-name="gr2" draw:text-style-name="P1" xml:id="id3" draw:id="id3" draw:layer="layout" svg:x1="17cm" svg:y1="2.5cm" svg:x2="15.5cm" svg:y2="2.5cm">
          <text:p/>
        </draw:line>
        <draw:line draw:style-name="gr3" draw:text-style-name="P2" draw:layer="layout" svg:x1="1cm" svg:y1="11.5cm" svg:x2="5cm" svg:y2="11.5cm">
          <text:p text:style-name="P1"><text:span text:style-name="T1">OutsideLightsOff</text:span></text:p>
        </draw:line>
        <draw:line draw:style-name="gr3" draw:text-style-name="P2" draw:layer="layout" svg:x1="22.5cm" svg:y1="12.5cm" svg:x2="26.5cm" svg:y2="12.5cm">
          <text:p text:style-name="P1"><text:span text:style-name="T1">InsideLightsOff</text:span></text:p>
        </draw:line>
        <draw:line draw:style-name="gr2" draw:text-style-name="P1" draw:layer="layout" svg:x1="14cm" svg:y1="0cm" svg:x2="14cm" svg:y2="1.5cm">
          <text:p/>
        </draw:line>
        <draw:line draw:style-name="gr2" draw:text-style-name="P1" draw:layer="layout" svg:x1="14cm" svg:y1="0cm" svg:x2="14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30T21:11:48.27</meta:creation-date>
    <meta:generator>OpenOffice.org/3.3$Win32 OpenOffice.org_project/330m20$Build-9567</meta:generator>
    <dc:date>2011-11-30T22:25:49.46</dc:date>
    <dc:creator>Andrew Poirier</dc:creator>
    <meta:editing-duration>PT1H14M</meta:editing-duration>
    <meta:editing-cycles>2</meta:editing-cycles>
    <meta:document-statistic meta:object-count="25"/>
  </office:meta>
</office:document-meta>
</file>